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Text_20_body" style:master-page-name="HTML">
      <style:paragraph-properties fo:margin-top="0.42cm" fo:margin-bottom="0.499cm" loext:contextual-spacing="false" fo:line-height="100%" style:page-number="auto" fo:keep-with-next="always"/>
    </style:style>
    <style:style style:name="P7" style:family="paragraph" style:parent-style-name="Heading_20_2">
      <style:paragraph-properties fo:line-height="150%"/>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T9" style:family="text">
      <style:text-properties style:font-name="Albany1" fo:font-size="16pt" fo:font-weight="bold"/>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 text:outline-level="2"><text:bookmark-start text:name="__RefHeading___Toc2250_1522826305"/><text:span text:style-name="T1">#381</text:span><text:bookmark-end text:name="__RefHeading___Toc2250_1522826305"/></text:h>
        <text:p text:style-name="P3"/>
        <text:p text:style-name="P4">Precisamos de uma vontade quebrada, confiança em Deus, comunhão com Aquele que sofreu por nós, a fim de podermos nos gloriar nos sofrimentos.</text:p>
        <text:p text:style-name="P3"/>
        <text:h text:style-name="P1" text:outline-level="2"><text:bookmark-start text:name="__RefHeading___Toc2252_1522826305"/><text:a xlink:type="simple" xlink:href="http://bibliaonline.com.br/acf/ef/1/1-8" text:style-name="Internet_20_link" text:visited-style-name="Visited_20_Internet_20_Link"><text:span text:style-name="T1">EFÉSIOS 1, Vers. 1-8</text:span></text:a><text:bookmark-end text:name="__RefHeading___Toc2252_1522826305"/></text:h>
        <text:p text:style-name="P3"/>
        <text:p text:style-name="P3"><text:span text:style-name="T1">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text:span><text:a xlink:type="simple" xlink:href="http://bibliaonline.com.br/acf/lc/8/18" text:style-name="Internet_20_link" text:visited-style-name="Visited_20_Internet_20_Link"><text:span text:style-name="T1">Lc 8:18</text:span></text:a><text:span text:style-name="T1">). Josué </text:span><text:a xlink:type="simple" xlink:href="http://bibliaonline.com.br/acf/js/1/3" text:style-name="Internet_20_link" text:visited-style-name="Visited_20_Internet_20_Link"><text:span text:style-name="T1">1:3</text:span></text:a><text:span text:style-name="T1"> não diz "... vo-lo darei". O que diz é a chave para se entender Efésios. Vamos ter o gozo de nossas bênçãos se aprendermos este ponto. Não é algo que aprendemos intelectualmente. As Escrituras nunca podem ser verdadeiramente aprendidas com o cérebro. É sempre por meio da consciência.</text:span></text:p>
        <text:p text:style-name="P3"/>
        <text:p text:style-name="P3"><text:a xlink:type="simple" xlink:href="http://bibliaonline.com.br/acf/ef/1/1-14" text:style-name="Internet_20_link" text:visited-style-name="Visited_20_Internet_20_Link"><text:span text:style-name="T1">Ef 1:1-14</text:span></text:a><text:span text:style-name="T1"> A mais elevada verdade de toda a Bíblia. Repare que os verbos no passado são usados cerca de dez vezes. Os </text:span><text:a xlink:type="simple" xlink:href="http://bibliaonline.com.br/acf/ef/1/3-6" text:style-name="Internet_20_link" text:visited-style-name="Visited_20_Internet_20_Link"><text:span text:style-name="T1">versículos 3-6</text:span></text:a><text:span text:style-name="T1"> são a obra de Deus Pai; </text:span><text:a xlink:type="simple" xlink:href="http://bibliaonline.com.br/acf/ef/1/7-12" text:style-name="Internet_20_link" text:visited-style-name="Visited_20_Internet_20_Link"><text:span text:style-name="T1">7-12</text:span></text:a><text:span text:style-name="T1"> a obra do Senhor Jesus e 13-14 a obra do Espírito Santo. Repare que cada seção termina com louvor e glória!</text:span></text:p>
        <text:p text:style-name="P3"/>
        <text:p text:style-name="P3"><text:a xlink:type="simple" xlink:href="http://bibliaonline.com.br/acf/ef/1/3" text:style-name="Internet_20_link" text:visited-style-name="Visited_20_Internet_20_Link"><text:span text:style-name="T1">Ef 1:3</text:span></text:a><text:span text:style-name="T1"> A posição na qual cada crente verdadeiro no Senhor Jesus Cristo está, quer ele entenda e desfrute disso, quer não. Foi isso que Deus fez. Por isso só temos que agradecer-Lhe, e é isso que significa "abençoado".</text:span></text:p>
        <text:p text:style-name="P3"/>
        <text:p text:style-name="P3"><text:a xlink:type="simple" xlink:href="http://bibliaonline.com.br/acf/ef/1/4" text:style-name="Internet_20_link" text:visited-style-name="Visited_20_Internet_20_Link"><text:span text:style-name="T1">Ef 1:4</text:span></text:a><text:span text:style-name="T1"> Todo crente foi escolhido em Cristo antes que o mundo fosse feito! Tão somente creia, e você agradecerá a Ele. Isso aconteceu no passado.</text:span></text:p>
        <text:p text:style-name="P3"/>
        <text:p text:style-name="P3"><text:a xlink:type="simple" xlink:href="http://bibliaonline.com.br/acf/ef/1/5" text:style-name="Internet_20_link" text:visited-style-name="Visited_20_Internet_20_Link"><text:span text:style-name="T1">Ef 1:5</text:span></text:a><text:span text:style-name="T1"> Ele nos escolhe para a adoção em Sua família. Isto está no presente.</text:span></text:p>
        <text:p text:style-name="P3"/>
        <text:p text:style-name="P3"><text:a xlink:type="simple" xlink:href="http://bibliaonline.com.br/acf/ef/1/6" text:style-name="Internet_20_link" text:visited-style-name="Visited_20_Internet_20_Link"><text:span text:style-name="T1">Ef 1:6</text:span></text:a><text:span text:style-name="T1"> Cristo, mesmo como Homem, foi aceito no céu. Somos aceitos nEle.</text:span></text:p>
        <text:p text:style-name="P3"><text:soft-page-break/></text:p>
        <text:p text:style-name="P3"><text:a xlink:type="simple" xlink:href="http://bibliaonline.com.br/acf/ef/1/8" text:style-name="Internet_20_link" text:visited-style-name="Visited_20_Internet_20_Link"><text:span text:style-name="T1">Ef 1:8</text:span></text:a><text:span text:style-name="T1"> Deus tornou conhecidos a nós todos estes segredos.</text:span></text:p>
        <text:p text:style-name="P3"/>
        <text:h text:style-name="P2" text:outline-level="2"><text:bookmark-start text:name="__RefHeading___Toc2254_1522826305"/>#382<text:bookmark-end text:name="__RefHeading___Toc2254_1522826305"/></text:h>
        <text:p text:style-name="P3"/>
        <text:p text:style-name="P4">A verdade revelada na Palavra leva a alma a Deus, pois Ele tem Se revelado em Sua Palavra.</text:p>
        <text:p text:style-name="P3"/>
        <text:h text:style-name="P1" text:outline-level="2"><text:bookmark-start text:name="__RefHeading___Toc2256_1522826305"/><text:a xlink:type="simple" xlink:href="http://bibliaonline.com.br/acf/ef/1/9-23" text:style-name="Internet_20_link" text:visited-style-name="Visited_20_Internet_20_Link"><text:span text:style-name="T1">EFÉSIOS 1, Vers. 9-23</text:span></text:a><text:bookmark-end text:name="__RefHeading___Toc2256_1522826305"/></text:h>
        <text:p text:style-name="P3"/>
        <text:p text:style-name="P3"><text:a xlink:type="simple" xlink:href="http://bibliaonline.com.br/acf/ef/1/10" text:style-name="Internet_20_link" text:visited-style-name="Visited_20_Internet_20_Link"><text:span text:style-name="T1">Ef 1:10</text:span></text:a><text:span text:style-name="T1"> Isto é futuro. Tudo isso se encaixa perfeitamente com aquilo que Ele irá fazer no final... toda a criação (corrompida por Satanás e pelo pecado) irá ser restaurada a uma doce unidade, e a Cabeça de tudo é Cristo.</text:span></text:p>
        <text:p text:style-name="P3"/>
        <text:p text:style-name="P3"><text:a xlink:type="simple" xlink:href="http://bibliaonline.com.br/acf/ef/1/12" text:style-name="Internet_20_link" text:visited-style-name="Visited_20_Internet_20_Link"><text:span text:style-name="T1">Ef 1:12</text:span></text:a></text:p>
        <text:p text:style-name="P3"/>
        <text:p text:style-name="P4">Tudo isso foi feito por nós, para que cantássemos Seus louvores para sempre.</text:p>
        <text:p text:style-name="P3"/>
        <text:p text:style-name="P3"><text:a xlink:type="simple" xlink:href="http://bibliaonline.com.br/acf/ef/1/13-14" text:style-name="Internet_20_link" text:visited-style-name="Visited_20_Internet_20_Link"><text:span text:style-name="T1">Ef 1:13-14</text:span></text:a><text:span text:style-name="T1">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span></text:p>
        <text:p text:style-name="P3"/>
        <text:p text:style-name="P3"><text:a xlink:type="simple" xlink:href="http://bibliaonline.com.br/acf/ef/1/15-23" text:style-name="Internet_20_link" text:visited-style-name="Visited_20_Internet_20_Link"><text:span text:style-name="T1">Ef 1:15-23</text:span></text:a><text:span text:style-name="T1"> Paulo nos conta o que orou em duas ocasiões neste livro. A primeira é esta, a segunda está no </text:span><text:a xlink:type="simple" xlink:href="http://bibliaonline.com.br/acf/ef/3" text:style-name="Internet_20_link" text:visited-style-name="Visited_20_Internet_20_Link"><text:span text:style-name="T1">terceiro</text:span></text:a><text:span text:style-name="T1"> capítulo. Gosto de chamar a primeira de oração "depois", e a segunda de oração "AGORA". A primeira leva nossos pensamentos para o futuro na 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breve, porém que tem muito em si.</text:span></text:p>
        <text:p text:style-name="P3"/>
        <text:p text:style-name="P3"><text:a xlink:type="simple" xlink:href="http://bibliaonline.com.br/acf/ef/1/22-23" text:style-name="Internet_20_link" text:visited-style-name="Visited_20_Internet_20_Link"><text:span text:style-name="T1">Ef 1:22-23</text:span></text:a><text:span text:style-name="T1"> A igreja é o corpo de Cristo. É formada por cada crente nEle. Apenas pare </text:span><text:soft-page-break/><text:span text:style-name="T1">para pensar no fato de que o Senhor Jesus não está completo sem nós.</text:span></text:p>
        <text:p text:style-name="P3"/>
        <text:h text:style-name="P2" text:outline-level="2"><text:bookmark-start text:name="__RefHeading___Toc2258_1522826305"/>#383<text:bookmark-end text:name="__RefHeading___Toc2258_1522826305"/></text:h>
        <text:p text:style-name="P3"/>
        <text:p text:style-name="P4">A ansiedade não esvazia o amanhã de suas tristezas; apenas esvazia o hoje de sua força.</text:p>
        <text:p text:style-name="P3"/>
        <text:h text:style-name="P1" text:outline-level="2"><text:bookmark-start text:name="__RefHeading___Toc2260_1522826305"/><text:a xlink:type="simple" xlink:href="http://bibliaonline.com.br/acf/ef/2" text:style-name="Internet_20_link" text:visited-style-name="Visited_20_Internet_20_Link"><text:span text:style-name="T1">EFÉSIOS 2</text:span></text:a><text:bookmark-end text:name="__RefHeading___Toc2260_1522826305"/></text:h>
        <text:p text:style-name="P3"/>
        <text:p text:style-name="P3"><text:a xlink:type="simple" xlink:href="http://bibliaonline.com.br/acf/ef/2/1-3" text:style-name="Internet_20_link" text:visited-style-name="Visited_20_Internet_20_Link"><text:span text:style-name="T1">Ef 2:1-3</text:span></text:a><text:span text:style-name="T1"> Todos nós estávamos mortos em pecados para com Deus, tanto Gentios como Judeus. (Mas a todos os crentes Deus deu vida. "Vivificados" significa que receberam vida).</text:span></text:p>
        <text:p text:style-name="P3"/>
        <text:p text:style-name="P3"><text:a xlink:type="simple" xlink:href="http://bibliaonline.com.br/acf/ef/2/4-7" text:style-name="Internet_20_link" text:visited-style-name="Visited_20_Internet_20_Link"><text:span text:style-name="T1">Ef 2:4-7</text:span></text:a><text:span text:style-name="T1"> Tanto os crentes Judeus como Gentios são agora um em Cristo (não estando com Ele ainda). Deus fez tudo isso para mostrar Sua enorme graça para conosco em Cristo Jesus nos séculos vindouros.</text:span></text:p>
        <text:p text:style-name="P3"/>
        <text:p text:style-name="P3"><text:a xlink:type="simple" xlink:href="http://bibliaonline.com.br/acf/ef/2/8-9" text:style-name="Internet_20_link" text:visited-style-name="Visited_20_Internet_20_Link"><text:span text:style-name="T1">Ef 2:8-9</text:span></text:a><text:span text:style-name="T1">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span></text:p>
        <text:p text:style-name="P3"/>
        <text:p text:style-name="P3"><text:a xlink:type="simple" xlink:href="http://bibliaonline.com.br/acf/ef/2/10-13" text:style-name="Internet_20_link" text:visited-style-name="Visited_20_Internet_20_Link"><text:span text:style-name="T1">Ef 2:10-13</text:span></text:a><text:span text:style-name="T1"> Pois somos feitura sua. Por que? Para podermos viver nesta Terra de modo a agradá-Lo. Éramos Gentios ou Judeus antes de sermos salvos. Naquele tempo estávamos separados de Cristo, totalmente longe dEle, e sem qualquer direito a qualquer ajuda ou bênção. Mas agora estamos em Cristo Jesus; introduzidos neste lugar de proximidade pelo sangue de Cristo.</text:span></text:p>
        <text:p text:style-name="P3"/>
        <text:p text:style-name="P3"><text:a xlink:type="simple" xlink:href="http://bibliaonline.com.br/acf/ef/2/14" text:style-name="Internet_20_link" text:visited-style-name="Visited_20_Internet_20_Link"><text:span text:style-name="T1">Ef 2:14</text:span></text:a><text:span text:style-name="T1"> Em Cristo, todos os crentes estão unidos.</text:span></text:p>
        <text:p text:style-name="P3"/>
        <text:p text:style-name="P3"><text:a xlink:type="simple" xlink:href="http://bibliaonline.com.br/acf/ef/2/19-22" text:style-name="Internet_20_link" text:visited-style-name="Visited_20_Internet_20_Link"><text:span text:style-name="T1">Ef 2:19-22</text:span></text:a><text:span text:style-name="T1"> Todos os crentes estão agora em uma única família, uma casa. Somos edificados sobre os apóstolos e profetas do Novo Testamento, sendo o próprio Jesus </text:span><text:soft-page-break/><text:span text:style-name="T1">Cristo a pedra de esquina. Em Cristo, todo esse edifício se encaixa perfeitamente e cresce para ser um templo santo, ou habitação de Deus.</text:span></text:p>
        <text:p text:style-name="P3"/>
        <text:h text:style-name="P2" text:outline-level="2"><text:bookmark-start text:name="__RefHeading___Toc2262_1522826305"/>#384<text:bookmark-end text:name="__RefHeading___Toc2262_1522826305"/></text:h>
        <text:p text:style-name="P3"/>
        <text:p text:style-name="P4">Tão certo como Deus pode colocar Seus filhos na fornalha, Ele também estará na fornalha com eles.</text:p>
        <text:p text:style-name="P3"/>
        <text:h text:style-name="P1" text:outline-level="2"><text:bookmark-start text:name="__RefHeading___Toc2264_1522826305"/><text:a xlink:type="simple" xlink:href="http://bibliaonline.com.br/acf/ef/3" text:style-name="Internet_20_link" text:visited-style-name="Visited_20_Internet_20_Link"><text:span text:style-name="T1">EFÉSIOS 3</text:span></text:a><text:bookmark-end text:name="__RefHeading___Toc2264_1522826305"/></text:h>
        <text:p text:style-name="P3"/>
        <text:p text:style-name="P4">O mistério é um segredo que Deus guardou em Seu coração até haver contado a Paulo! Este segredo é que Deus providenciaria uma noiva para Seu Filho amado, o Senhor Jesus.</text:p>
        <text:p text:style-name="P3"/>
        <text:p text:style-name="P3"><text:a xlink:type="simple" xlink:href="http://bibliaonline.com.br/acf/ef/3/6" text:style-name="Internet_20_link" text:visited-style-name="Visited_20_Internet_20_Link"><text:span text:style-name="T1">Ef 3:6</text:span></text:a><text:span text:style-name="T1"> O mistério está dividido aqui em três coisas. (a) Que os Gentios seriam herdeiros (uma pessoa que herda algo) com os Judeus. (b) Que eles e os Judeus que crêem estão em um corpo. (c) Que eles compartilhariam juntos das promessas feitas por Deus em Cristo no Evangelho.</text:span></text:p>
        <text:p text:style-name="P3"/>
        <text:p text:style-name="P3"><text:a xlink:type="simple" xlink:href="http://bibliaonline.com.br/acf/ef/3/7-13" text:style-name="Internet_20_link" text:visited-style-name="Visited_20_Internet_20_Link"><text:span text:style-name="T1">Ef 3:7-13</text:span></text:a><text:span text:style-name="T1"> A Paulo havia sido dada a maravilhosa obra de tornar conhecido o evangelho, as boas novas de Deus. Para falar das inescrutáveis riquezas de Cristo!</text:span></text:p>
        <text:p text:style-name="P3"/>
        <text:p text:style-name="P3"><text:a xlink:type="simple" xlink:href="http://bibliaonline.com.br/acf/ef/3/14-21" text:style-name="Internet_20_link" text:visited-style-name="Visited_20_Internet_20_Link"><text:span text:style-name="T1">Ef 3:14-21</text:span></text:a><text:span text:style-name="T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Deus" (</text:span><text:a xlink:type="simple" xlink:href="http://bibliaonline.com.br/acf/ef/3/19" text:style-name="Internet_20_link" text:visited-style-name="Visited_20_Internet_20_Link"><text:span text:style-name="T1">vers. 19</text:span></text:a><text:span text:style-name="T1">). É Deus nos enchendo AGORA com Ele mesmo. Esta proximidade é impressionante, porém real. O </text:span><text:a xlink:type="simple" xlink:href="http://bibliaonline.com.br/acf/ef/3/16" text:style-name="Internet_20_link" text:visited-style-name="Visited_20_Internet_20_Link"><text:span text:style-name="T1">vers. 16</text:span></text:a><text:span text:style-name="T1"> nos diz que somos fortalecidos com poder pelo Seu Espírito que AGORA está em nós. "Para que Cristo habite pela fé nos vossos corações" AGORA.</text:span></text:p>
        <text:p text:style-name="P3"/>
        <text:p text:style-name="P3"><text:a xlink:type="simple" xlink:href="http://bibliaonline.com.br/acf/ef/3/17" text:style-name="Internet_20_link" text:visited-style-name="Visited_20_Internet_20_Link"><text:span text:style-name="T1">Ef 3:17</text:span></text:a><text:span text:style-name="T1"> Estamos "arraigados e fundados em amor" AGORA. Estamos dentro de um cubo, "a largura, e o comprimento, e a altura, e a profundidade" com Deus AGORA. </text:span><text:soft-page-break/><text:span text:style-name="T1">Conhecemos "o amor de Cristo, que excede todo o entendimento" AGORA.</text:span></text:p>
        <text:p text:style-name="P3"/>
        <text:p text:style-name="P3"><text:a xlink:type="simple" xlink:href="http://bibliaonline.com.br/acf/ef/3/19" text:style-name="Internet_20_link" text:visited-style-name="Visited_20_Internet_20_Link"><text:span text:style-name="T1">Ef 3:19</text:span></text:a><text:span text:style-name="T1"> Ele "fazer tudo muito mais abundantemente além daquilo que pedimos ou pensamos" AGORA.</text:span></text:p>
        <text:p text:style-name="P3"/>
        <text:p text:style-name="P3"><text:a xlink:type="simple" xlink:href="http://bibliaonline.com.br/acf/ef/3/20" text:style-name="Internet_20_link" text:visited-style-name="Visited_20_Internet_20_Link"><text:span text:style-name="T1">Ef 3:20</text:span></text:a><text:span text:style-name="T1"> "Segundo o poder que em nós opera" AGORA. Isto causa em você um transbordar de ações de graças e louvor, dando glória a ELE AGORA? (</text:span><text:a xlink:type="simple" xlink:href="http://bibliaonline.com.br/acf/ef/3/21" text:style-name="Internet_20_link" text:visited-style-name="Visited_20_Internet_20_Link"><text:span text:style-name="T1">vers. 21</text:span></text:a><text:span text:style-name="T1">).</text:span></text:p>
        <text:p text:style-name="P3"/>
        <text:h text:style-name="P2" text:outline-level="2"><text:bookmark-start text:name="__RefHeading___Toc2266_1522826305"/>#385<text:bookmark-end text:name="__RefHeading___Toc2266_1522826305"/></text:h>
        <text:p text:style-name="P3"/>
        <text:p text:style-name="P4">Existe uma preparação da alma que deve preceder a recepção de qualquer verdade em poder.</text:p>
        <text:p text:style-name="P3"/>
        <text:h text:style-name="P1" text:outline-level="2"><text:bookmark-start text:name="__RefHeading___Toc2268_1522826305"/><text:a xlink:type="simple" xlink:href="http://bibliaonline.com.br/acf/ef/4/1-7" text:style-name="Internet_20_link" text:visited-style-name="Visited_20_Internet_20_Link"><text:span text:style-name="T1">EFÉSIOS 4, Vers. 1-7</text:span></text:a><text:bookmark-end text:name="__RefHeading___Toc2268_1522826305"/></text:h>
        <text:p text:style-name="P3"/>
        <text:p text:style-name="P3"><text:span text:style-name="T1">Agora Paulo volta para onde ele falava de si mesmo como prisioneiro (</text:span><text:a xlink:type="simple" xlink:href="http://bibliaonline.com.br/acf/ef/3/1" text:style-name="Internet_20_link" text:visited-style-name="Visited_20_Internet_20_Link"><text:span text:style-name="T1">3:1</text:span></text:a><text:span text:style-name="T1">).</text:span></text:p>
        <text:p text:style-name="P3"/>
        <text:p text:style-name="P3"><text:a xlink:type="simple" xlink:href="http://bibliaonline.com.br/acf/ef/4/2-3" text:style-name="Internet_20_link" text:visited-style-name="Visited_20_Internet_20_Link"><text:span text:style-name="T1">Ef 4:2-3</text:span></text:a><text:span text:style-name="T1">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este Centro? Do mesmo modo como quando fomos salvos. Nós rendemos nossa vontade e nossas próprias ideias de bondade própria. Então o Espírito de Deus irá nos reunir a Cristo.</text:span></text:p>
        <text:p text:style-name="P3"/>
        <text:p text:style-name="P3"><text:a xlink:type="simple" xlink:href="http://bibliaonline.com.br/acf/ef/4/4-6" text:style-name="Internet_20_link" text:visited-style-name="Visited_20_Internet_20_Link"><text:span text:style-name="T1">Ef 4:4-6</text:span></text:a><text:span text:style-name="T1"> Há três círculos aqui. O primeiro no </text:span><text:a xlink:type="simple" xlink:href="http://bibliaonline.com.br/acf/ef/4/4" text:style-name="Internet_20_link" text:visited-style-name="Visited_20_Internet_20_Link"><text:span text:style-name="T1">versículo 4</text:span></text:a><text:span text:style-name="T1">. Dentro deste círculo estão apenas os verdadeiros crentes no Senhor Jesus Cristo... Nascer de novo é a porta para entrar neste círculo. O segundo círculo está no </text:span><text:a xlink:type="simple" xlink:href="http://bibliaonline.com.br/acf/ef/4/5" text:style-name="Internet_20_link" text:visited-style-name="Visited_20_Internet_20_Link"><text:span text:style-name="T1">versículo 5</text:span></text:a><text:span text:style-name="T1">. Dizer "Sou Cristão" não me </text:span><text:soft-page-break/><text:span text:style-name="T1">torna Cristão. Este círculo é formado de verdadeiros crentes e também daqueles que apenas dizem que são. Em outras palavras, neste círculo há os que apenas professam e os que realmente possuem. O batismo é a porta para este círculo. O terceiro está no </text:span><text:a xlink:type="simple" xlink:href="http://bibliaonline.com.br/acf/ef/4/6" text:style-name="Internet_20_link" text:visited-style-name="Visited_20_Internet_20_Link"><text:span text:style-name="T1">versículo 6</text:span></text:a><text:span text:style-name="T1"> e inclui todas as pessoas do mundo. Nascer como um bebê é a porta para entrar nele. O final do </text:span><text:a xlink:type="simple" xlink:href="http://bibliaonline.com.br/acf/ef/4/6" text:style-name="Internet_20_link" text:visited-style-name="Visited_20_Internet_20_Link"><text:span text:style-name="T1">versículo 6</text:span></text:a><text:span text:style-name="T1"> nos leva de volta aos crentes.</text:span></text:p>
        <text:p text:style-name="P3"/>
        <text:p text:style-name="P3"><text:a xlink:type="simple" xlink:href="http://bibliaonline.com.br/acf/ef/4/7-16" text:style-name="Internet_20_link" text:visited-style-name="Visited_20_Internet_20_Link"><text:span text:style-name="T1">Ef 4:7-16</text:span></text:a><text:span text:style-name="T1"> Todo crente pode fazer algo para o Senhor. E a graça e a habilidade para fazer isso são concedidas a todos. O Senhor Jesus dá estes dons aos crentes para ajudá-los.</text:span></text:p>
        <text:p text:style-name="P3"/>
        <text:h text:style-name="P2" text:outline-level="2"><text:bookmark-start text:name="__RefHeading___Toc2270_1522826305"/>#386 <text:bookmark-end text:name="__RefHeading___Toc2270_1522826305"/></text:h>
        <text:p text:style-name="P3"/>
        <text:p text:style-name="P4">Aquele que é perfeita luz, sempre habitando na luz, suportou três horas de indizíveis trevas, para que nós que habitávamos nas trevas pudéssemos ser introduzidos em Sua gloriosa luz.</text:p>
        <text:p text:style-name="P3"/>
        <text:h text:style-name="P1" text:outline-level="2"><text:bookmark-start text:name="__RefHeading___Toc2272_1522826305"/><text:a xlink:type="simple" xlink:href="http://bibliaonline.com.br/acf/ef/4/8-22" text:style-name="Internet_20_link" text:visited-style-name="Visited_20_Internet_20_Link"><text:span text:style-name="T1">EFÉSIOS 4, Vers. 8-22</text:span></text:a><text:bookmark-end text:name="__RefHeading___Toc2272_1522826305"/></text:h>
        <text:p text:style-name="P3"/>
        <text:p text:style-name="P3"><text:a xlink:type="simple" xlink:href="http://bibliaonline.com.br/acf/ef/4/8-10" text:style-name="Internet_20_link" text:visited-style-name="Visited_20_Internet_20_Link"><text:span text:style-name="T1">Ef 4:8-10</text:span></text:a><text:span text:style-name="T1"> Uma citação do </text:span><text:a xlink:type="simple" xlink:href="http://bibliaonline.com.br/acf/sl/68/18" text:style-name="Internet_20_link" text:visited-style-name="Visited_20_Internet_20_Link"><text:span text:style-name="T1">Salmo </text:span></text:a><text:a xlink:type="simple" xlink:href="http://bibliaonline.com.br/acf/sl/68/18" text:style-name="Internet_20_link" text:visited-style-name="Visited_20_Internet_20_Link"><text:span text:style-name="T1">68:18</text:span></text:a><text:span text:style-name="T1">, imagine só! O Senhor destruiu totalmente o poder de Satanás, e subiu ao céu como Homem, tornando-se o inimigo agora um cativo Seu. Agora Ele pode conceder dons ao Seu Corpo, a igreja.</text:span></text:p>
        <text:p text:style-name="P3"/>
        <text:p text:style-name="P3"><text:a xlink:type="simple" xlink:href="http://bibliaonline.com.br/acf/ef/4/11-16" text:style-name="Internet_20_link" text:visited-style-name="Visited_20_Internet_20_Link"><text:span text:style-name="T1">Ef 4:11-16</text:span></text:a><text:span text:style-name="T1">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span></text:p>
        <text:p text:style-name="P3"/>
        <text:p text:style-name="P3"><text:a xlink:type="simple" xlink:href="http://bibliaonline.com.br/acf/ef/4/17-19" text:style-name="Internet_20_link" text:visited-style-name="Visited_20_Internet_20_Link"><text:span text:style-name="T1">Ef 4:17-19</text:span></text:a><text:span text:style-name="T1"> Um aviso para não se viver como vivem os incrédulos. Então vem uma descrição do que é realmente a vida do incrédulo.</text:span></text:p>
        <text:p text:style-name="P3"/>
        <text:p text:style-name="P3"><text:a xlink:type="simple" xlink:href="http://bibliaonline.com.br/acf/ef/4/20-21" text:style-name="Internet_20_link" text:visited-style-name="Visited_20_Internet_20_Link"><text:span text:style-name="T1">Ef 4:20-21</text:span></text:a><text:span text:style-name="T1"> Nossa vida deve mostrar que somos crentes verdadeiros.</text:span></text:p>
        <text:p text:style-name="P3"/>
        <text:p text:style-name="P3"><text:a xlink:type="simple" xlink:href="http://bibliaonline.com.br/acf/ef/4/22-32" text:style-name="Internet_20_link" text:visited-style-name="Visited_20_Internet_20_Link"><text:span text:style-name="T1">Ef 4:22-32</text:span></text:a><text:span text:style-name="T1"> Diversas coisas que não devemos fazer.</text:span></text:p>
        <text:p text:style-name="P3"/>
        <text:h text:style-name="P2" text:outline-level="2"><text:bookmark-start text:name="__RefHeading___Toc2274_1522826305"/><text:soft-page-break/>#387<text:bookmark-end text:name="__RefHeading___Toc2274_1522826305"/></text:h>
        <text:p text:style-name="P3"/>
        <text:p text:style-name="P4">É melhor lutar contra a maré, que seguir a correnteza junto com o mundo.</text:p>
        <text:p text:style-name="P3"/>
        <text:h text:style-name="P1" text:outline-level="2"><text:bookmark-start text:name="__RefHeading___Toc2276_1522826305"/><text:a xlink:type="simple" xlink:href="http://bibliaonline.com.br/acf/ef/5" text:style-name="Internet_20_link" text:visited-style-name="Visited_20_Internet_20_Link"><text:span text:style-name="T1">EFÉSIOS 5</text:span></text:a><text:bookmark-end text:name="__RefHeading___Toc2276_1522826305"/></text:h>
        <text:p text:style-name="P3"/>
        <text:p text:style-name="P3"><text:a xlink:type="simple" xlink:href="http://bibliaonline.com.br/acf/ef/5/1-2" text:style-name="Internet_20_link" text:visited-style-name="Visited_20_Internet_20_Link"><text:span text:style-name="T1">Ef 5:1-2</text:span></text:a><text:span text:style-name="T1"> Deus e Cristo são colocados diante de nós como Exemplos. Mas repare o contraste que se segue.</text:span></text:p>
        <text:p text:style-name="P3"/>
        <text:p text:style-name="P3"><text:a xlink:type="simple" xlink:href="http://bibliaonline.com.br/acf/ef/5/3-5" text:style-name="Internet_20_link" text:visited-style-name="Visited_20_Internet_20_Link"><text:span text:style-name="T1">Ef 5:3-5</text:span></text:a><text:span text:style-name="T1"> É difícil crer que nós crentes podemos afundar tanto. Mas Deus nos conhece melhor do que nós mesmos.</text:span></text:p>
        <text:p text:style-name="P3"/>
        <text:p text:style-name="P3"><text:a xlink:type="simple" xlink:href="http://bibliaonline.com.br/acf/ef/5/10-21" text:style-name="Internet_20_link" text:visited-style-name="Visited_20_Internet_20_Link"><text:span text:style-name="T1">Ef 5:10-21</text:span></text:a><text:span text:style-name="T1"> Diversos avisos e encorajamentos. Do </text:span><text:a xlink:type="simple" xlink:href="http://bibliaonline.com.br/acf/ef/6" text:style-name="Internet_20_link" text:visited-style-name="Visited_20_Internet_20_Link"><text:span text:style-name="T1">versículo</text:span></text:a><text:span text:style-name="T1"> 22 ao 9 do capítulo 6 há instruções importantes para cada tipo de pessoa.</text:span></text:p>
        <text:p text:style-name="P3"/>
        <text:p text:style-name="P3"><text:a xlink:type="simple" xlink:href="http://bibliaonline.com.br/acf/ef/5/14" text:style-name="Internet_20_link" text:visited-style-name="Visited_20_Internet_20_Link"><text:span text:style-name="T1">Ef 5:14</text:span></text:a><text:span text:style-name="T1"> Nós, os crentes, devemos acordar. Os "mortos" são os incrédulos ao nosso redor. Cristo então resplandecerá sobre nós.</text:span></text:p>
        <text:p text:style-name="P3"/>
        <text:p text:style-name="P3"><text:a xlink:type="simple" xlink:href="http://bibliaonline.com.br/acf/ef/5/16" text:style-name="Internet_20_link" text:visited-style-name="Visited_20_Internet_20_Link"><text:span text:style-name="T1">Ef 5:16</text:span></text:a><text:span text:style-name="T1"> Não dispomos de muito tempo para viver para o Senhor.</text:span></text:p>
        <text:p text:style-name="P3"/>
        <text:p text:style-name="P3"><text:a xlink:type="simple" xlink:href="http://bibliaonline.com.br/acf/ef/5/22-32" text:style-name="Internet_20_link" text:visited-style-name="Visited_20_Internet_20_Link"><text:span text:style-name="T1">Ef 5:22-32</text:span></text:a><text:span text:style-name="T1"> Agora Deus nos dá perfeitas instruções para um matrimônio.</text:span></text:p>
        <text:p text:style-name="P3"/>
        <text:p text:style-name="P3"><text:a xlink:type="simple" xlink:href="http://bibliaonline.com.br/acf/ef/5/22-24" text:style-name="Internet_20_link" text:visited-style-name="Visited_20_Internet_20_Link"><text:span text:style-name="T1">Ef 5:22-24</text:span></text:a><text:span text:style-name="T1"> As esposas devem ser submissas, devem se adaptar a seus próprios maridos.</text:span></text:p>
        <text:p text:style-name="P3"/>
        <text:p text:style-name="P3"><text:a xlink:type="simple" xlink:href="http://bibliaonline.com.br/acf/ef/5/25-33" text:style-name="Internet_20_link" text:visited-style-name="Visited_20_Internet_20_Link"><text:span text:style-name="T1">Ef 5:25-33</text:span></text:a><text:span text:style-name="T1"> Os maridos devem amar suas esposas, e para isso é dado o exemplo.</text:span></text:p>
        <text:p text:style-name="P3"/>
        <text:p text:style-name="P3"><text:a xlink:type="simple" xlink:href="http://bibliaonline.com.br/acf/ef/5/32" text:style-name="Internet_20_link" text:visited-style-name="Visited_20_Internet_20_Link"><text:span text:style-name="T1">Ef 5:32</text:span></text:a><text:span text:style-name="T1"> O matrimônio é uma figura do mistério, isto é, do Senhor e Sua noiva (nós, os que cremos).</text:span></text:p>
        <text:p text:style-name="P3"/>
        <text:h text:style-name="P2" text:outline-level="2"><text:bookmark-start text:name="__RefHeading___Toc2278_1522826305"/>#388<text:bookmark-end text:name="__RefHeading___Toc2278_1522826305"/></text:h>
        <text:p text:style-name="P3"/>
        <text:p text:style-name="P4">O fato de eu procurar me livrar da tribulação demonstra que ainda necessito dela.</text:p>
        <text:p text:style-name="P3"/>
        <text:h text:style-name="P1" text:outline-level="2"><text:bookmark-start text:name="__RefHeading___Toc2280_1522826305"/><text:soft-page-break/><text:a xlink:type="simple" xlink:href="http://bibliaonline.com.br/acf/ef/6" text:style-name="Internet_20_link" text:visited-style-name="Visited_20_Internet_20_Link"><text:span text:style-name="T1">EFÉSIOS 6</text:span></text:a><text:bookmark-end text:name="__RefHeading___Toc2280_1522826305"/></text:h>
        <text:p text:style-name="P3"/>
        <text:p text:style-name="P3"><text:a xlink:type="simple" xlink:href="http://bibliaonline.com.br/acf/ef/6/1-3" text:style-name="Internet_20_link" text:visited-style-name="Visited_20_Internet_20_Link"><text:span text:style-name="T1">Ef 6:1-3</text:span></text:a><text:span text:style-name="T1"> Os filhos devem fazer tudo aquilo que seus pais lhes dizem para fazer, desde que não seja algo que as Escrituras proíbam. (Isto se aplica às esposas nos versículos </text:span><text:a xlink:type="simple" xlink:href="http://bibliaonline.com.br/acf/ef/5/22-24" text:style-name="Internet_20_link" text:visited-style-name="Visited_20_Internet_20_Link"><text:span text:style-name="T1">22-24</text:span></text:a><text:span text:style-name="T1"> do capítulo 5).</text:span></text:p>
        <text:p text:style-name="P3"/>
        <text:p text:style-name="P3"><text:a xlink:type="simple" xlink:href="http://bibliaonline.com.br/acf/ef/6/4" text:style-name="Internet_20_link" text:visited-style-name="Visited_20_Internet_20_Link"><text:span text:style-name="T1">Ef 6:4</text:span></text:a><text:span text:style-name="T1"> Os pais não devem provocar ou irritar seus filhos para que não se irem. Mas devem criá-los com ternura, indicando-lhes Cristo.</text:span></text:p>
        <text:p text:style-name="P3"/>
        <text:p text:style-name="P3"><text:a xlink:type="simple" xlink:href="http://bibliaonline.com.br/acf/ef/6/5-9" text:style-name="Internet_20_link" text:visited-style-name="Visited_20_Internet_20_Link"><text:span text:style-name="T1">Ef 6:5-9</text:span></text:a><text:span text:style-name="T1"> Os servos (escravos naqueles dias) devem ser obedientes a seus senhores, como se fizessem tudo para o Senhor. Os mestres devem retribuir a bondade.</text:span></text:p>
        <text:p text:style-name="P3"/>
        <text:p text:style-name="P3"><text:a xlink:type="simple" xlink:href="http://bibliaonline.com.br/acf/ef/6/10" text:style-name="Internet_20_link" text:visited-style-name="Visited_20_Internet_20_Link"><text:span text:style-name="T1">Ef 6:10</text:span></text:a><text:span text:style-name="T1"> Instruções para uma perfeita proteção, colocando-se a armadura de Deus.</text:span></text:p>
        <text:p text:style-name="P3"/>
        <text:p text:style-name="P3"><text:a xlink:type="simple" xlink:href="http://bibliaonline.com.br/acf/ef/6/11-19" text:style-name="Internet_20_link" text:visited-style-name="Visited_20_Internet_20_Link"><text:span text:style-name="T1">Ef 6:11-19</text:span></text:a><text:span text:style-name="T1"> Ela nos protege das artimanhas de Satanás para nos enganar. Ele nos engana até fazendo-nos pensar que não precisamos disso. Nossa luta é contra o mal espiritual em suas diversas formas. Conseguiremos AGUENTAR se a utilizarmos!</text:span></text:p>
        <text:p text:style-name="P3"/>
        <text:p text:style-name="P3"><text:a xlink:type="simple" xlink:href="http://bibliaonline.com.br/acf/ef/6/14" text:style-name="Internet_20_link" text:visited-style-name="Visited_20_Internet_20_Link"><text:span text:style-name="T1">Ef 6:14</text:span></text:a><text:span text:style-name="T1"> Uma boa consciência.</text:span></text:p>
        <text:p text:style-name="P3"/>
        <text:p text:style-name="P3"><text:a xlink:type="simple" xlink:href="http://bibliaonline.com.br/acf/ef/6/15" text:style-name="Internet_20_link" text:visited-style-name="Visited_20_Internet_20_Link"><text:span text:style-name="T1">Ef 6:15</text:span></text:a><text:span text:style-name="T1"> Nosso andar irá nos preparar para falarmos àqueles que se encontram perdidos.</text:span></text:p>
        <text:p text:style-name="P3"/>
        <text:p text:style-name="P3"><text:a xlink:type="simple" xlink:href="http://bibliaonline.com.br/acf/ef/6/16" text:style-name="Internet_20_link" text:visited-style-name="Visited_20_Internet_20_Link"><text:span text:style-name="T1">Ef 6:16</text:span></text:a><text:span text:style-name="T1"> Confiança no favor de Deus, que é onde todo crente está firmado.</text:span></text:p>
        <text:p text:style-name="P3"/>
        <text:p text:style-name="P3"><text:a xlink:type="simple" xlink:href="http://bibliaonline.com.br/acf/ef/6/17" text:style-name="Internet_20_link" text:visited-style-name="Visited_20_Internet_20_Link"><text:span text:style-name="T1">Ef 6:17</text:span></text:a><text:span text:style-name="T1"> Usando a Palavra de Deus para proteger nossos pensamentos. A espada é como a Palavra de Deus. Serve tanto para o ataque como para a defesa.</text:span></text:p>
        <text:p text:style-name="P3"/>
        <text:p text:style-name="P3"><text:a xlink:type="simple" xlink:href="http://bibliaonline.com.br/acf/ef/6/23-24" text:style-name="Internet_20_link" text:visited-style-name="Visited_20_Internet_20_Link"><text:span text:style-name="T1">Ef 6:23-24</text:span></text:a><text:span text:style-name="T1"> Paz, amor e graça... as possessões do crente!</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06:18.190260791</dc:date>
    <meta:creation-date>2018-06-11T22:51:04.642681485</meta:creation-date>
    <meta:generator>LibreOffice/6.0.7.3$Linux_X86_64 LibreOffice_project/00m0$Build-3</meta:generator>
    <meta:editing-duration>PT16M41S</meta:editing-duration>
    <meta:editing-cycles>1</meta:editing-cycles>
    <meta:document-statistic meta:table-count="0" meta:image-count="0" meta:object-count="0" meta:page-count="8" meta:paragraph-count="78" meta:word-count="2077" meta:character-count="11716" meta:non-whitespace-character-count="9716"/>
  </office:meta>
</office:document-meta>
</file>